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fo:font-weight="bold" officeooo:rsid="0004f956" officeooo:paragraph-rsid="0004f956" style:font-weight-asian="bold" style:font-weight-complex="bold"/>
    </style:style>
    <style:style style:name="P2" style:family="paragraph" style:parent-style-name="Text_20_body">
      <style:text-properties officeooo:paragraph-rsid="0004f956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Preformatted_20_Text">
      <style:text-properties fo:language="en" fo:country="US" officeooo:rsid="000406fe" officeooo:paragraph-rsid="000406fe"/>
    </style:style>
    <style:style style:name="P5" style:family="paragraph" style:parent-style-name="Preformatted_20_Text">
      <style:text-properties fo:language="en" fo:country="US" fo:font-weight="bold" officeooo:rsid="0004f956" officeooo:paragraph-rsid="0004f956" style:font-weight-asian="bold" style:font-weight-complex="bold"/>
    </style:style>
    <style:style style:name="P6" style:family="paragraph" style:parent-style-name="Text_20_body">
      <style:text-properties fo:language="en" fo:country="US" officeooo:rsid="000535d2" officeooo:paragraph-rsid="000535d2"/>
    </style:style>
    <style:style style:name="P7" style:family="paragraph" style:parent-style-name="Text_20_body" style:list-style-name="L1">
      <style:text-properties officeooo:rsid="00062806" officeooo:paragraph-rsid="00062806"/>
    </style:style>
    <style:style style:name="P8" style:family="paragraph" style:parent-style-name="Text_20_body" style:list-style-name="L2">
      <style:text-properties officeooo:rsid="00062806" officeooo:paragraph-rsid="00062806"/>
    </style:style>
    <style:style style:name="P9" style:family="paragraph" style:parent-style-name="Text_20_body" style:list-style-name="L1">
      <style:text-properties officeooo:rsid="0004f956" officeooo:paragraph-rsid="0004f956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rsid="000535d2" officeooo:paragraph-rsid="000535d2"/>
    </style:style>
    <style:style style:name="P12" style:family="paragraph" style:parent-style-name="Text_20_body">
      <style:text-properties officeooo:paragraph-rsid="000d540c"/>
    </style:style>
    <style:style style:name="P13" style:family="paragraph" style:parent-style-name="Text_20_body">
      <style:text-properties officeooo:rsid="000dda7b" officeooo:paragraph-rsid="000dda7b"/>
    </style:style>
    <style:style style:name="P14" style:family="paragraph" style:parent-style-name="Text_20_body">
      <style:text-properties officeooo:paragraph-rsid="000dda7b"/>
    </style:style>
    <style:style style:name="P15" style:family="paragraph" style:parent-style-name="Text_20_body">
      <style:text-properties officeooo:paragraph-rsid="000def4e"/>
    </style:style>
    <style:style style:name="P16" style:family="paragraph" style:parent-style-name="Preformatted_20_Text">
      <style:text-properties fo:language="en" fo:country="US" officeooo:rsid="000fc03d" officeooo:paragraph-rsid="000fc03d"/>
    </style:style>
    <style:style style:name="P17" style:family="paragraph" style:parent-style-name="Heading_20_3">
      <style:text-properties fo:language="en" fo:country="US"/>
    </style:style>
    <style:style style:name="T1" style:family="text">
      <style:text-properties officeooo:rsid="0004f956"/>
    </style:style>
    <style:style style:name="T2" style:family="text">
      <style:text-properties officeooo:rsid="000535d2"/>
    </style:style>
    <style:style style:name="T3" style:family="text">
      <style:text-properties officeooo:rsid="00062806"/>
    </style:style>
    <style:style style:name="T4" style:family="text">
      <style:text-properties officeooo:rsid="0008bc84"/>
    </style:style>
    <style:style style:name="T5" style:family="text">
      <style:text-properties officeooo:rsid="000ab2df"/>
    </style:style>
    <style:style style:name="T6" style:family="text">
      <style:text-properties officeooo:rsid="000c89f7"/>
    </style:style>
    <style:style style:name="T7" style:family="text">
      <style:text-properties officeooo:rsid="000d540c"/>
    </style:style>
    <style:style style:name="T8" style:family="text">
      <style:text-properties officeooo:rsid="000dda7b"/>
    </style:style>
    <style:style style:name="T9" style:family="text">
      <style:text-properties officeooo:rsid="000def4e"/>
    </style:style>
    <style:style style:name="T10" style:family="text">
      <style:text-properties officeooo:rsid="000fc0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Evolving Planet</text:span></text:p>
      <text:p text:style-name="P6">The game where Strategy becomes Science</text:p>
      <text:p text:style-name="P6"/>
      <text:h text:style-name="P17" text:outline-level="3">Brief summary</text:h>
      <text:p text:style-name="P4"/>
      <text:p text:style-name="P12"><text:span text:style-name="T5">It's the year 3016, and you are in charge of </text:span>an archaeological expedition <text:span text:style-name="T4">to the planet Kepler-1138</text:span>. Your aim is to know what happened to the Lovans, <text:span text:style-name="T8">humanoid </text:span>alien<text:span text:style-name="T8">s</text:span> that became extinct for unknown reasons.</text:p>
      <text:p text:style-name="P15"><text:span text:style-name="T9">You will use artificial life to replicate the story of the mysterious species over 20 missions. Will you d</text:span>evelop their technology, make them experts on warfare or <text:span text:style-name="T9">strengthen </text:span>their cultural influence? <text:span text:style-name="T9">Choose carefully your strategy to </text:span>reveal the <text:span text:style-name="T9">past </text:span>of <text:span text:style-name="T9">the </text:span>Lovans, and also their future.</text:p>
      <text:p text:style-name="P15"/>
      <text:h text:style-name="P17" text:outline-level="3">Description (apple store/google play)</text:h>
      <text:p text:style-name="P5"/>
      <text:p text:style-name="P5"/>
      <text:p text:style-name="P3">Highlights</text:p>
      <text:p text:style-name="Text_20_body"/>
      <text:list xml:id="list1529094619666183121" text:style-name="L1">
        <text:list-item>
          <text:p text:style-name="P7">YOU ARE THE PROFESSOR</text:p>
          <text:list>
            <text:list-item>
              <text:p text:style-name="P9"><text:span text:style-name="T7">Guide an artificial society </text:span>through 20 <text:span text:style-name="T3">missions over the whole planet</text:span></text:p>
            </text:list-item>
          </text:list>
        </text:list-item>
        <text:list-item>
          <text:p text:style-name="P7">WHAT IF...?</text:p>
          <text:list>
            <text:list-item>
              <text:p text:style-name="P9">Choose your own approach to each <text:span text:style-name="T3">challenge</text:span> amongst <text:span text:style-name="T3">multiple</text:span> survival strategies</text:p>
            </text:list-item>
          </text:list>
        </text:list-item>
        <text:list-item>
          <text:p text:style-name="P7"><text:span text:style-name="T4">A BEAUTIFUL </text:span>WORLD</text:p>
          <text:list>
            <text:list-item>
              <text:p text:style-name="P9">Discover Kepler-1138 through the artwork of Guillem H. Pongiluppi - <text:a xlink:type="simple" xlink:href="http://www.guillemhp.com/" text:style-name="Internet_20_link" text:visited-style-name="Visited_20_Internet_20_Link">http://www.guillemhp.com/</text:a></text:p>
            </text:list-item>
          </text:list>
        </text:list-item>
        <text:list-item>
          <text:p text:style-name="P7">EXPAND YOUR KNOWLEDGE</text:p>
          <text:list>
            <text:list-item>
              <text:p text:style-name="P9">Unlock 60 achievements with additional content <text:span text:style-name="T3">explaining the science behind the game</text:span></text:p>
            </text:list-item>
          </text:list>
        </text:list-item>
      </text:list>
      <text:p text:style-name="Text_20_body"/>
      <text:p text:style-name="P3">Features</text:p>
      <text:list xml:id="list5628283007256322701" text:style-name="L2">
        <text:list-item>
          <text:p text:style-name="P8">Complex simulation of hundreds of bots in <text:span text:style-name="T4">a </text:span>dynamic environment</text:p>
        </text:list-item>
        <text:list-item>
          <text:p text:style-name="P8">User Interface specifically designed for portable devices.</text:p>
        </text:list-item>
        <text:list-item>
          <text:p text:style-name="P11">In-Game tutorial explaining game mechanics</text:p>
        </text:list-item>
        <text:list-item>
          <text:p text:style-name="P10"><text:soft-page-break/><text:span text:style-name="T3">Localized</text:span> in English, Spanish, and Catalan.</text:p>
        </text:list-item>
      </text:list>
      <text:p text:style-name="Text_20_body"><text:s/></text:p>
      <text:h text:style-name="Heading_20_3" text:outline-level="3">Links</text:h>
      <text:p text:style-name="P1"/>
      <text:p text:style-name="P2">Like <text:span text:style-name="T1">Evolving Planet</text:span> on Facebook:</text:p>
      <text:p text:style-name="P2"><text:a xlink:type="simple" xlink:href="https://www.facebook.com/evolvingPlanetGame" text:style-name="Internet_20_link" text:visited-style-name="Visited_20_Internet_20_Link"><text:span text:style-name="T1">https://www.facebook.com/evolvingPlanetGame</text:span></text:a></text:p>
      <text:p text:style-name="P2">Follow <text:span text:style-name="T1">us</text:span> on Twitt<text:span text:style-name="T1">er:</text:span></text:p>
      <text:p text:style-name="P2"><text:a xlink:type="simple" xlink:href="https://twitter.com/evoPlanetGame" text:style-name="Internet_20_link" text:visited-style-name="Visited_20_Internet_20_Link"><text:span text:style-name="T1">https://twitter.com/evoPlanetGame</text:span></text:a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date>2016-01-23T13:40:57.524920939</dc:date>
    <dc:creator>Xavier Rubio-Campillo</dc:creator>
    <meta:editing-duration>PT43M47S</meta:editing-duration>
    <meta:editing-cycles>7</meta:editing-cycles>
    <meta:document-statistic meta:table-count="0" meta:image-count="0" meta:object-count="0" meta:page-count="2" meta:paragraph-count="26" meta:word-count="206" meta:character-count="1366" meta:non-whitespace-character-count="1195"/>
  </office:meta>
</office:document-meta>
</file>